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3" table:default-cell-style-name="Default"/>
        <table:table-column table:style-name="co1" table:number-columns-repeated="16371"/>
        <table:table-row table:style-name="ro1">
          <table:table-cell table:style-name="ce1" office:value-type="string" calcext:value-type="string">
            <text:p>Autoservicios Familia</text:p>
          </table:table-cell>
          <table:table-cell table:style-name="ce1" office:value-type="string" calcext:value-type="string">
            <text:p>Supermercado</text:p>
          </table:table-cell>
          <table:table-cell table:style-name="ce1" office:value-type="string" calcext:value-type="string">
            <text:p>3,9</text:p>
          </table:table-cell>
          <table:table-cell table:style-name="ce1" office:value-type="string" calcext:value-type="string">
            <text:p>367</text:p>
          </table:table-cell>
          <table:table-cell table:style-name="ce1" office:value-type="string" calcext:value-type="string">
            <text:p>lunes, De 9:00 a 21:30; martes, De 9:00 a 21:30; miércoles, De 9:00 a 21:30; jueves, De 9:00 a 21:30; viernes, De 9:00 a 21:30; sábado, De 9:00 a 21:30; domingo, Cerrado</text:p>
          </table:table-cell>
          <table:table-cell table:style-name="ce1" office:value-type="string" calcext:value-type="string">
            <text:p>Av. las Murallas, 8, 24700 Astorga, León</text:p>
          </table:table-cell>
          <table:table-cell table:style-name="ce1" office:value-type="string" calcext:value-type="string">
            <text:p>Astorga</text:p>
          </table:table-cell>
          <table:table-cell table:style-name="ce1" office:value-type="string" calcext:value-type="string">
            <text:p>León</text:p>
          </table:table-cell>
          <table:table-cell table:style-name="ce4" office:value-type="string" calcext:value-type="string">
            <text:p><text:a xlink:href="https://www.familiaonline.es/" xlink:type="simple">https://www.familiaonline.es/</text:a></text:p>
          </table:table-cell>
          <table:table-cell table:style-name="ce1" office:value-type="string" calcext:value-type="string">
            <text:p>987 61 81 73</text:p>
          </table:table-cell>
          <table:table-cell table:style-name="ce1" office:value-type="string" calcext:value-type="string">
            <text:p>&lt;iframe src="https://www.google.com/maps/embed?pb=!1m18!1m12!1m3!1d2943.5631073739355!2d-6.058755603210458!3d42.458310999999995!2m3!1f0!2f0!3f0!3m2!1i1024!2i768!4f13.1!3m3!1m2!1s0xd3760bbcea311bb%3A0x57f7d7a7f87ca922!2sAutoservicios%20Familia!5e0!3m2!1ses!2ses!4v1748726474875!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rJ92lFyiiiINGNxL5fQLqfzB7Ns3PoloEY3vhWcNT_1Z-1uQISGCgTlSUQW396PsJ-mtN2ht6J1CCI_m6lLicwEA1rFGsglS6gQTex8YncG2xGpmF2AK_QqStwERg2NJlOmtm_=w493-h240-k-no" xlink:type="simple">https://lh3.googleusercontent.com/gps-cs-s/AC9h4nrJ92lFyiiiINGNxL5fQLqfzB7Ns3PoloEY3vhWcNT_1Z-1uQISGCgTlSUQW396PsJ-mtN2ht6J1CCI_m6lLicwEA1rFGsglS6gQTex8YncG2xGpmF2AK_QqStwERg2NJlOmtm_=w493-h240-k-no</text:a></text:p>
          </table:table-cell>
          <table:table-cell table:style-name="ce1" office:value-type="string" calcext:value-type="string">
            <text:p>Autoservicios Familia, en Astorga, va dejando una impresión positiva entre quienes lo descubren. La verdad que a este supermercado no vuelvo porque una vez pedí carne de ternera picada a mí me gusta pedir carne de guisada y que me la piquen al momento una vez me la picaron me la mezclaron sin que yo vea pero yo me di cuenta y hoy volví a comprar carne picada para dar una nueva oportunidad y resulta que dije ponme un kilo de carne de guisada, pero me la picas por favor en el momento de picada, el señor de de la carnicería cogió unos trozos de carne de cerdo que había ahí en una esquina y me la mezclo y eso no me gustó. no vuelvo es la segunda vez que me hacen lo mismo. en relación a limpieza penoso lo siento.</text:p>
          </table:table-cell>
          <table:table-cell table:style-name="Default" table:number-columns-repeated="16371"/>
        </table:table-row>
        <table:table-row table:style-name="ro1">
          <table:table-cell table:style-name="ce1" office:value-type="string" calcext:value-type="string">
            <text:p>Bar Carrera</text:p>
          </table:table-cell>
          <table:table-cell table:style-name="ce1" office:value-type="string" calcext:value-type="string">
            <text:p>Cafetería</text:p>
          </table:table-cell>
          <table:table-cell table:style-name="ce1" office:value-type="string" calcext:value-type="string">
            <text:p>4,3</text:p>
          </table:table-cell>
          <table:table-cell table:style-name="ce1" office:value-type="string" calcext:value-type="string">
            <text:p>205</text:p>
          </table:table-cell>
          <table:table-cell table:style-name="ce1" office:value-type="string" calcext:value-type="string">
            <text:p>lunes, De 6:00 a 22:00; martes, De 6:00 a 22:00; miércoles, De 6:00 a 22:00; jueves, De 6:00 a 22:00; viernes, De 6:00 a 22:00; sábado, De 6:00 a 22:00; domingo, Cerrado</text:p>
          </table:table-cell>
          <table:table-cell table:style-name="ce1" office:value-type="string" calcext:value-type="string">
            <text:p>Carr. de Pandorado, 8, 24700 Astorga, León</text:p>
          </table:table-cell>
          <table:table-cell table:style-name="ce1" office:value-type="string" calcext:value-type="string">
            <text:p>Astorga</text:p>
          </table:table-cell>
          <table:table-cell table:style-name="ce1" office:value-type="string" calcext:value-type="string">
            <text:p>León</text:p>
          </table:table-cell>
          <table:table-cell table:style-name="ce1"/>
          <table:table-cell table:style-name="ce1" office:value-type="string" calcext:value-type="string">
            <text:p>683 12 57 57</text:p>
          </table:table-cell>
          <table:table-cell table:style-name="ce1" office:value-type="string" calcext:value-type="string">
            <text:p>&lt;iframe src="https://www.google.com/maps/embed?pb=!1m18!1m12!1m3!1d2943.575413951386!2d-6.05793020321041!3d42.4580492!2m3!1f0!2f0!3f0!3m2!1i1024!2i768!4f13.1!3m3!1m2!1s0xd3760ba37a35a09%3A0xd7bb4eb58f163ac5!2sBar%20Carrera!5e0!3m2!1ses!2ses!4v1748726349113!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rnAMLbXUr3sb2YJUr19ihNInMmRwYwqtsaXM9bo-h9pAu7CzuOoeqRr192WCCop6raE0xXgO3UAfzMvDrc2sisIR-SsX6GMSLrYsesItbPCfl4727YlzM-WewKMzi0XoNX5u6_Qg=w426-h240-k-no" xlink:type="simple">https://lh3.googleusercontent.com/gps-cs-s/AC9h4nrnAMLbXUr3sb2YJUr19ihNInMmRwYwqtsaXM9bo-h9pAu7CzuOoeqRr192WCCop6raE0xXgO3UAfzMvDrc2sisIR-SsX6GMSLrYsesItbPCfl4727YlzM-WewKMzi0XoNX5u6_Qg=w426-h240-k-no</text:a></text:p>
          </table:table-cell>
          <table:table-cell table:style-name="ce1" office:value-type="string" calcext:value-type="string">
            <text:p>Bar Carrera, en Astorga, va dejando una impresión positiva entre quienes lo descubren. Carísimo. 4.40€ por el desayuno de la foto. quizás nos vieron la cara por forasteros. juzguen ustedes.</text:p>
          </table:table-cell>
          <table:table-cell table:style-name="Default" table:number-columns-repeated="16371"/>
        </table:table-row>
        <table:table-row table:style-name="ro1">
          <table:table-cell table:style-name="ce1" office:value-type="string" calcext:value-type="string">
            <text:p>Chocolatería Vie Belle</text:p>
          </table:table-cell>
          <table:table-cell table:style-name="ce1" office:value-type="string" calcext:value-type="string">
            <text:p>Chocolatería</text:p>
          </table:table-cell>
          <table:table-cell table:style-name="ce1" office:value-type="string" calcext:value-type="string">
            <text:p>4,7</text:p>
          </table:table-cell>
          <table:table-cell table:style-name="ce1" office:value-type="string" calcext:value-type="string">
            <text:p>28</text:p>
          </table:table-cell>
          <table:table-cell table:style-name="ce1" office:value-type="string" calcext:value-type="string">
            <text:p>lunes, De 8:30 a 21:00; martes, De 8:30 a 21:00; miércoles, De 8:30 a 21:00; jueves, De 8:30 a 21:00; viernes, De 8:30 a 21:00; sábado, De 9:00 a 21:00; domingo, Cerrado</text:p>
          </table:table-cell>
          <table:table-cell table:style-name="ce1" office:value-type="string" calcext:value-type="string">
            <text:p>Av. Villafranca, 43, 24300 Bembibre, León</text:p>
          </table:table-cell>
          <table:table-cell table:style-name="ce1" office:value-type="string" calcext:value-type="string">
            <text:p>Bembibre</text:p>
          </table:table-cell>
          <table:table-cell table:style-name="ce1" office:value-type="string" calcext:value-type="string">
            <text:p>León</text:p>
          </table:table-cell>
          <table:table-cell table:style-name="ce1"/>
          <table:table-cell table:style-name="ce1" office:value-type="string" calcext:value-type="string">
            <text:p>605 79 18 27</text:p>
          </table:table-cell>
          <table:table-cell table:style-name="ce1" office:value-type="string" calcext:value-type="string">
            <text:p>&lt;iframe src="https://www.google.com/maps/embed?pb=!1m18!1m12!1m3!1d2936.1165464635706!2d-6.42454880321045!3d42.61648420000001!2m3!1f0!2f0!3f0!3m2!1i1024!2i768!4f13.1!3m3!1m2!1s0xd30b57e155042bd%3A0xa37fd348662c94a3!2sChocolater%C3%ADa%20Vie%20Belle!5e0!3m2!1ses!2ses!4v1748726710375!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qCQLq0pRPlXsj8Vc-V9EwHEz_JDHwRzmFR6lErpAvUvYafagexVS66WtnczqNrBpW8tWYyg_S57CpF6u2m38-lEDF8zv7jHNs784VhX1j5lxUORMnEIMfRnX24E03lqfOnyVxR=w408-h306-k-no" xlink:type="simple">https://lh3.googleusercontent.com/gps-cs-s/AC9h4nqCQLq0pRPlXsj8Vc-V9EwHEz_JDHwRzmFR6lErpAvUvYafagexVS66WtnczqNrBpW8tWYyg_S57CpF6u2m38-lEDF8zv7jHNs784VhX1j5lxUORMnEIMfRnX24E03lqfOnyVxR=w408-h306-k-no</text:a></text:p>
          </table:table-cell>
          <table:table-cell table:style-name="ce1" office:value-type="string" calcext:value-type="string">
            <text:p>Chocolatería Vie Belle, en Bembibre, va dejando una impresión positiva entre quienes lo descubren. Chocolatería muy bonita,no es muy grande,pero está muy acogedora.los dueños muy amables,servicio rápido.puedes degustar también de infusiones frías o calientes,con la consumición te dan a elegir galletas,bizcocho,etc.para repetir.</text:p>
          </table:table-cell>
          <table:table-cell table:style-name="Default" table:number-columns-repeated="16371"/>
        </table:table-row>
        <table:table-row table:style-name="ro1">
          <table:table-cell table:style-name="ce1" office:value-type="string" calcext:value-type="string">
            <text:p>Cocodrilo Negro Cafe</text:p>
          </table:table-cell>
          <table:table-cell table:style-name="ce1" office:value-type="string" calcext:value-type="string">
            <text:p>Bar restaurante</text:p>
          </table:table-cell>
          <table:table-cell table:style-name="ce1" office:value-type="string" calcext:value-type="string">
            <text:p>4,7</text:p>
          </table:table-cell>
          <table:table-cell table:style-name="ce1" office:value-type="string" calcext:value-type="string">
            <text:p>1.040</text:p>
          </table:table-cell>
          <table:table-cell table:style-name="ce1" office:value-type="string" calcext:value-type="string">
            <text:p>lunes, Cerrado; martes, Cerrado; miércoles, Cerrado; jueves, Cerrado; viernes, De 20:00 a 24:00; sábado, De 12:00 a 17:00, De 20:00 a 24:00; domingo, De 12:00 a 17:00</text:p>
          </table:table-cell>
          <table:table-cell table:style-name="ce1" office:value-type="string" calcext:value-type="string">
            <text:p>Industrial, 24412 Cabañas Raras, León</text:p>
          </table:table-cell>
          <table:table-cell table:style-name="ce1" office:value-type="string" calcext:value-type="string">
            <text:p>Cabañas Raras</text:p>
          </table:table-cell>
          <table:table-cell table:style-name="ce1" office:value-type="string" calcext:value-type="string">
            <text:p>León</text:p>
          </table:table-cell>
          <table:table-cell table:style-name="ce1"/>
          <table:table-cell table:style-name="ce1" office:value-type="string" calcext:value-type="string">
            <text:p>987 45 34 03</text:p>
          </table:table-cell>
          <table:table-cell table:style-name="ce1" office:value-type="string" calcext:value-type="string">
            <text:p>&lt;iframe src="https://www.google.com/maps/embed?pb=!1m18!1m12!1m3!1d2936.012009510165!2d-6.612915503210448!3d42.6187013!2m3!1f0!2f0!3f0!3m2!1i1024!2i768!4f13.1!3m3!1m2!1s0xd30b911291fd19b%3A0x82d2e513e081fce7!2sCocodrilo%20Negro%20Cafe!5e0!3m2!1ses!2ses!4v1748725846215!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rTcNaa3F9hN1uXhvcLJox6V9w3UrBVipiX2ANXVitLkI9-h84Jd6sTc960G0s_rNPnm3qrrNh_n2OMh7THqXzLKGsUGIy080absbCTyrx8cx4r56-xr4fDe8qrGxJssgMvcnNTvA=w408-h306-k-no" xlink:type="simple">https://lh3.googleusercontent.com/gps-cs-s/AC9h4nrTcNaa3F9hN1uXhvcLJox6V9w3UrBVipiX2ANXVitLkI9-h84Jd6sTc960G0s_rNPnm3qrrNh_n2OMh7THqXzLKGsUGIy080absbCTyrx8cx4r56-xr4fDe8qrGxJssgMvcnNTvA=w408-h306-k-no</text:a></text:p>
          </table:table-cell>
          <table:table-cell table:style-name="ce1" office:value-type="string" calcext:value-type="string">
            <text:p>Cocodrilo Negro Cafe, en Cabañas Raras, va dejando una impresión positiva entre quienes lo descubren. Recomendable 100% no, 200%, el chico y la chica que nos atendieron una maravilla, comida espectacular. se nota cuando las cosas se hacen con cariño. volveremos sin duda las próximas veces que visitemos cabañas raras. gracias!!!.</text:p>
          </table:table-cell>
          <table:table-cell table:style-name="Default" table:number-columns-repeated="16371"/>
        </table:table-row>
        <table:table-row table:style-name="ro1">
          <table:table-cell table:style-name="ce1" office:value-type="string" calcext:value-type="string">
            <text:p>Hostal Restaurante El Bayo</text:p>
          </table:table-cell>
          <table:table-cell table:style-name="ce1" office:value-type="string" calcext:value-type="string">
            <text:p>Bar restaurante</text:p>
          </table:table-cell>
          <table:table-cell table:style-name="ce1" office:value-type="string" calcext:value-type="string">
            <text:p>4,3</text:p>
          </table:table-cell>
          <table:table-cell table:style-name="ce1" office:value-type="string" calcext:value-type="string">
            <text:p>1.284</text:p>
          </table:table-cell>
          <table:table-cell table:style-name="ce1" office:value-type="string" calcext:value-type="string">
            <text:p>lunes, Cerrado; martes, Cerrado; miércoles, Cerrado; jueves, Cerrado; viernes, De 20:00 a 24:00; sábado, De 12:00 a 17:00, De 20:00 a 24:00; domingo, De 12:00 a 17:00</text:p>
          </table:table-cell>
          <table:table-cell table:style-name="ce1" office:value-type="string" calcext:value-type="string">
            <text:p>C. Ventas Cachón, S/n, 24492 Cubillos del Sil, León</text:p>
          </table:table-cell>
          <table:table-cell table:style-name="ce1" office:value-type="string" calcext:value-type="string">
            <text:p>Cubillos del Sil</text:p>
          </table:table-cell>
          <table:table-cell table:style-name="ce1" office:value-type="string" calcext:value-type="string">
            <text:p>León</text:p>
          </table:table-cell>
          <table:table-cell table:style-name="ce4" office:value-type="string" calcext:value-type="string">
            <text:p><text:a xlink:href="https://restauranteelbayo.com/" xlink:type="simple">https://restauranteelbayo.com/</text:a></text:p>
          </table:table-cell>
          <table:table-cell table:style-name="ce1" office:value-type="string" calcext:value-type="string">
            <text:p>987 45 82 54</text:p>
          </table:table-cell>
          <table:table-cell table:style-name="ce1" office:value-type="string" calcext:value-type="string">
            <text:p>&lt;iframe src="https://www.google.com/maps/embed?pb=!1m18!1m12!1m3!1d2936.071433585731!2d-6.596216603210448!3d42.617441!2m3!1f0!2f0!3f0!3m2!1i1024!2i768!4f13.1!3m3!1m2!1s0xd30b9c2f423acc7%3A0x3932b169646a1230!2sHostal%20Restaurante%20El%20Bayo!5e0!3m2!1ses!2ses!4v1748726190688!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q6QvCYl1wjhIkXOuZKLTCOCuhprTHwvxLcKls5CzlcGezInNvQmXVC-8oJU05ry-gzHJW7qWeNai6eDHdns9JLtFJYkmIXSIKRKEd4nPPO8Mkdjhgsx77mLphACt7a59-_ZLDN0w=w426-h240-k-no" xlink:type="simple">https://lh3.googleusercontent.com/gps-cs-s/AC9h4nq6QvCYl1wjhIkXOuZKLTCOCuhprTHwvxLcKls5CzlcGezInNvQmXVC-8oJU05ry-gzHJW7qWeNai6eDHdns9JLtFJYkmIXSIKRKEd4nPPO8Mkdjhgsx77mLphACt7a59-_ZLDN0w=w426-h240-k-no</text:a></text:p>
          </table:table-cell>
          <table:table-cell table:style-name="ce1" office:value-type="string" calcext:value-type="string">
            <text:p>Hostal Restaurante El Bayo, en Cubillos del Sil, va dejando una impresión positiva entre quienes lo descubren. El menú es variado y asequible. la atención fue inmejorable, muy rápidos y atentos. la comida estaba muy rica. un sitio para poder recomendar.</text:p>
          </table:table-cell>
          <table:table-cell table:style-name="Default" table:number-columns-repeated="16371"/>
        </table:table-row>
        <table:table-row table:style-name="ro1">
          <table:table-cell table:style-name="ce1" office:value-type="string" calcext:value-type="string">
            <text:p>Monte Irago Bar Restaurante</text:p>
          </table:table-cell>
          <table:table-cell table:style-name="ce1" office:value-type="string" calcext:value-type="string">
            <text:p>Restaurante</text:p>
          </table:table-cell>
          <table:table-cell table:style-name="ce1" office:value-type="string" calcext:value-type="string">
            <text:p>4,9</text:p>
          </table:table-cell>
          <table:table-cell table:style-name="ce1" office:value-type="string" calcext:value-type="string">
            <text:p>38</text:p>
          </table:table-cell>
          <table:table-cell table:style-name="ce1" office:value-type="string" calcext:value-type="string">
            <text:p>lunes, Cerrado; martes, Cerrado; miércoles, Cerrado; jueves, Cerrado; viernes, De 20:00 a 24:00; sábado, De 12:00 a 17:00, De 20:00 a 24:00; domingo, De 12:00 a 17:00</text:p>
          </table:table-cell>
          <table:table-cell table:style-name="ce1" office:value-type="string" calcext:value-type="string">
            <text:p>C. Real, 24722 Foncebadón, León</text:p>
          </table:table-cell>
          <table:table-cell table:style-name="ce1" office:value-type="string" calcext:value-type="string">
            <text:p>Foncebadón</text:p>
          </table:table-cell>
          <table:table-cell table:style-name="ce1" office:value-type="string" calcext:value-type="string">
            <text:p>León</text:p>
          </table:table-cell>
          <table:table-cell table:style-name="ce1"/>
          <table:table-cell table:style-name="ce1" office:value-type="string" calcext:value-type="string">
            <text:p>655 32 96 67</text:p>
          </table:table-cell>
          <table:table-cell table:style-name="ce1" office:value-type="string" calcext:value-type="string">
            <text:p>&lt;iframe src="https://www.google.com/maps/embed?pb=!1m18!1m12!1m3!1d2942.0210369363867!2d-6.347239903210449!3d42.49110540000001!2m3!1f0!2f0!3f0!3m2!1i1024!2i768!4f13.1!3m3!1m2!1s0xd3753f6a6fe7417%3A0x17ae7f4f29efeaec!2sMonte%20Irago%20Bar%20Restaurante!5e0!3m2!1ses!2ses!4v1748726740970!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oPYTbmUXvWInYdiP3CNnLtfi1A04RKFpFlU-TG0m43ETaHt9szCblvar5nqtbvYKaJPrUZd_SP6rNwsjbn2B5ZKqrnhwcvdt0MtlgIkErserIK1USAxQOmH0pXbS18UKPyOC4l=w408-h612-k-no" xlink:type="simple">https://lh3.googleusercontent.com/gps-cs-s/AC9h4noPYTbmUXvWInYdiP3CNnLtfi1A04RKFpFlU-TG0m43ETaHt9szCblvar5nqtbvYKaJPrUZd_SP6rNwsjbn2B5ZKqrnhwcvdt0MtlgIkErserIK1USAxQOmH0pXbS18UKPyOC4l=w408-h612-k-no</text:a></text:p>
          </table:table-cell>
          <table:table-cell table:style-name="ce1" office:value-type="string" calcext:value-type="string">
            <text:p>En Foncebadón, Monte Irago Bar Restaurante destaca por ofrecer una experiencia diferente. Solo hemos comido pero me ha dado pena no estar alojada en este albergue porque el ambiente que se respiraba era fantástico. Además, la comida, casera (pan casero delicioso incluso) y rica, en especial la ensalada especial y el crepe.</text:p>
          </table:table-cell>
          <table:table-cell table:style-name="Default" table:number-columns-repeated="16371"/>
        </table:table-row>
        <table:table-row table:style-name="ro1">
          <table:table-cell table:style-name="ce1" office:value-type="string" calcext:value-type="string">
            <text:p>Café Valkiria</text:p>
          </table:table-cell>
          <table:table-cell table:style-name="ce1" office:value-type="string" calcext:value-type="string">
            <text:p>Cafetería</text:p>
          </table:table-cell>
          <table:table-cell table:style-name="ce1" office:value-type="string" calcext:value-type="string">
            <text:p>4,1</text:p>
          </table:table-cell>
          <table:table-cell table:style-name="ce1" office:value-type="string" calcext:value-type="string">
            <text:p>2.798</text:p>
          </table:table-cell>
          <table:table-cell table:style-name="ce1" office:value-type="string" calcext:value-type="string">
            <text:p>lunes, De 7:00 a 17:00; martes, De 7:00 a 1:00; miércoles, De 7:00 a 1:00; jueves, De 7:00 a 1:00; viernes, De 7:00 a 1:00; sábado, De 8:00 a 1:00; domingo, De 8:00 a 1:00</text:p>
          </table:table-cell>
          <table:table-cell table:style-name="ce1" office:value-type="string" calcext:value-type="string">
            <text:p>Av. Ordoño II, 33, 24001 León</text:p>
          </table:table-cell>
          <table:table-cell table:number-columns-repeated="2" table:style-name="ce1" office:value-type="string" calcext:value-type="string">
            <text:p>León</text:p>
          </table:table-cell>
          <table:table-cell table:style-name="ce1"/>
          <table:table-cell table:style-name="ce1" office:value-type="string" calcext:value-type="string">
            <text:p>987 07 01 21</text:p>
          </table:table-cell>
          <table:table-cell table:style-name="ce1" office:value-type="string" calcext:value-type="string">
            <text:p>&lt;iframe src="https://www.google.com/maps/embed?pb=!1m18!1m12!1m3!1d2937.0519825802758!2d-5.581100103210449!3d42.5966406!2m3!1f0!2f0!3f0!3m2!1i1024!2i768!4f13.1!3m3!1m2!1s0xd379a914b27e15d%3A0x7135658dfa5d4edb!2sCaf%C3%A9%20Valkiria!5e0!3m2!1ses!2ses!4v1748726441751!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qJpv9Kz8j24IZBb9aOhQ_u6vXDk7EhRB6IhStIZBYYvQgP-LYE8GS8U92nAaaOEv0aBhGrTGsDTUSKah9G0Nidn-Oyy0sBNA2HTZz91Lld7V9Trsekank71MVVCRlrhd1p2-jRkA=w425-h240-k-no" xlink:type="simple">https://lh3.googleusercontent.com/gps-cs-s/AC9h4nqJpv9Kz8j24IZBb9aOhQ_u6vXDk7EhRB6IhStIZBYYvQgP-LYE8GS8U92nAaaOEv0aBhGrTGsDTUSKah9G0Nidn-Oyy0sBNA2HTZz91Lld7V9Trsekank71MVVCRlrhd1p2-jRkA=w425-h240-k-no</text:a></text:p>
          </table:table-cell>
          <table:table-cell table:style-name="ce1" office:value-type="string" calcext:value-type="string">
            <text:p>Café Valkiria, en León, va dejando una impresión positiva entre quienes lo descubren. Cafetería muy animada, estaba casi llena cuando fui. café bastante bueno a 1,80€. de tapa, rosquilla o churro. tienen carta para comer o picar algo, con la cocina abierta todo el día. el local es agradable y está bien decorado. tiene una buena terraza fuera en la calle peatonal.</text:p>
          </table:table-cell>
          <table:table-cell table:style-name="Default" table:number-columns-repeated="16371"/>
        </table:table-row>
        <table:table-row table:style-name="ro1">
          <table:table-cell table:style-name="ce1" office:value-type="string" calcext:value-type="string">
            <text:p>Crepe&amp;amp;Roll Molinaseca</text:p>
          </table:table-cell>
          <table:table-cell table:style-name="ce1" office:value-type="string" calcext:value-type="string">
            <text:p>Heladería</text:p>
          </table:table-cell>
          <table:table-cell table:style-name="ce1" office:value-type="string" calcext:value-type="string">
            <text:p>4,7</text:p>
          </table:table-cell>
          <table:table-cell table:style-name="ce1" office:value-type="string" calcext:value-type="string">
            <text:p>92</text:p>
          </table:table-cell>
          <table:table-cell table:style-name="ce1" office:value-type="string" calcext:value-type="string">
            <text:p>lunes, Cerrado; martes, Cerrado; miércoles, De 18:00 a 22:30; jueves, Cerrado; viernes, De 18:00 a 23:30; sábado, De 16:30 a 23:30; domingo, De 16:30 a 23:30</text:p>
          </table:table-cell>
          <table:table-cell table:style-name="ce1" office:value-type="string" calcext:value-type="string">
            <text:p>Tr.ª Manuel Fraga, 24413 Molinaseca, León</text:p>
          </table:table-cell>
          <table:table-cell table:style-name="ce1" office:value-type="string" calcext:value-type="string">
            <text:p>Molinaseca</text:p>
          </table:table-cell>
          <table:table-cell table:style-name="ce1" office:value-type="string" calcext:value-type="string">
            <text:p>León</text:p>
          </table:table-cell>
          <table:table-cell table:style-name="ce1"/>
          <table:table-cell table:style-name="ce1" office:value-type="string" calcext:value-type="string">
            <text:p>692 56 20 29</text:p>
          </table:table-cell>
          <table:table-cell table:style-name="ce1" office:value-type="string" calcext:value-type="string">
            <text:p>&lt;iframe src="https://www.google.com/maps/embed?pb=!1m18!1m12!1m3!1d2939.788736150083!2d-6.52380140321045!3d42.5385423!2m3!1f0!2f0!3f0!3m2!1i1024!2i768!4f13.1!3m3!1m2!1s0xd30b1f3935fd4f3%3A0x31280b9dee265e07!2sCrepe%26Roll%20Molinaseca!5e0!3m2!1ses!2ses!4v1748725532298!5m2!1ses!2ses" width="600" height="450" style="border:0;" allowfullscreen="" loading="lazy" referrerpolicy="no-referrer-when-downgrade"&gt;&lt;/iframe&gt;</text:p>
          </table:table-cell>
          <table:table-cell table:style-name="ce4" office:value-type="string" calcext:value-type="string">
            <text:p><text:a xlink:href="https://lh3.googleusercontent.com/p/AF1QipMaS6kWYbDQ-vGpCLkJZTna7vMYp_obUC4sP_5v=w408-h306-k-no" xlink:type="simple">https://lh3.googleusercontent.com/p/AF1QipMaS6kWYbDQ-vGpCLkJZTna7vMYp_obUC4sP_5v=w408-h306-k-no</text:a></text:p>
          </table:table-cell>
          <table:table-cell table:style-name="ce1" office:value-type="string" calcext:value-type="string">
            <text:p>Crepe&amp;amp;Roll Molinaseca, en Molinaseca, va dejando una impresión positiva entre quienes lo descubren. Tuve una experiencia increíble al cenar hamburguesas y croquetas con mis amigos. la comida estaba deliciosa, el servicio fue excepcional y el ambiente era perfecto. definitivamente le daría una reseña de 5 estrellas y lo recomendaría a cualquiera que quiera disfrutar de una deliciosa cena informal. ¡volveremos!.</text:p>
          </table:table-cell>
          <table:table-cell table:style-name="Default" table:number-columns-repeated="16371"/>
        </table:table-row>
        <table:table-row table:style-name="ro1">
          <table:table-cell table:style-name="ce1" office:value-type="string" calcext:value-type="string">
            <text:p>7 Sillas</text:p>
          </table:table-cell>
          <table:table-cell table:style-name="ce1" office:value-type="string" calcext:value-type="string">
            <text:p>Restaurante</text:p>
          </table:table-cell>
          <table:table-cell table:style-name="ce1" office:value-type="string" calcext:value-type="string">
            <text:p>4,5</text:p>
          </table:table-cell>
          <table:table-cell table:style-name="ce1" office:value-type="string" calcext:value-type="string">
            <text:p>1.971</text:p>
          </table:table-cell>
          <table:table-cell table:style-name="ce1" office:value-type="string" calcext:value-type="string">
            <text:p>lunes, De 12:30 a 17:00, De 19:30 a 24:00; martes, De 9:00 a 17:00; miércoles, Cerrado; jueves, De 12:30 a 17:00, De 19:30 a 24:00; viernes, De 12:30 a 17:00, De 19:30 a 24:00; sábado, De 12:30 a 17:00, De 19:30 a 24:00; domingo, De 12:30 a 17:00</text:p>
          </table:table-cell>
          <table:table-cell table:style-name="ce1" office:value-type="string" calcext:value-type="string">
            <text:p>Pl. Ayuntamiento, 7, 24400 Ponferrada, León</text:p>
          </table:table-cell>
          <table:table-cell table:style-name="ce1" office:value-type="string" calcext:value-type="string">
            <text:p>Ponferrada</text:p>
          </table:table-cell>
          <table:table-cell table:style-name="ce1" office:value-type="string" calcext:value-type="string">
            <text:p>León</text:p>
          </table:table-cell>
          <table:table-cell table:style-name="ce4" office:value-type="string" calcext:value-type="string">
            <text:p><text:a xlink:href="https://7sillas.es/" xlink:type="simple">https://7sillas.es/</text:a></text:p>
          </table:table-cell>
          <table:table-cell table:style-name="ce1" office:value-type="string" calcext:value-type="string">
            <text:p>647 55 19 21</text:p>
          </table:table-cell>
          <table:table-cell table:style-name="ce1" office:value-type="string" calcext:value-type="string">
            <text:p>&lt;iframe src="https://www.google.com/maps/embed?pb=!1m18!1m12!1m3!1d2939.502927860799!2d-6.601791803210464!3d42.5446127!2m3!1f0!2f0!3f0!3m2!1i1024!2i768!4f13.1!3m3!1m2!1s0xd30ba90422b7f45%3A0x19c7af2eff6fc740!2s7%20Sillas!5e0!3m2!1ses!2ses!4v1748725814018!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rAZK_rGClKux5JxGGcTrFCJ9sF4p393KrSeOvkYzxtB-ktSCQoL5TAsTdOWWE_ek9fFZ4jpJBy4ElMjOF-bgwIZnuL3jSsVanxJwrBYl8OKNrktUbnxtC5UPIWZqR7ZdXEczA=w408-h306-k-no" xlink:type="simple">https://lh3.googleusercontent.com/gps-cs-s/AC9h4nrAZK_rGClKux5JxGGcTrFCJ9sF4p393KrSeOvkYzxtB-ktSCQoL5TAsTdOWWE_ek9fFZ4jpJBy4ElMjOF-bgwIZnuL3jSsVanxJwrBYl8OKNrktUbnxtC5UPIWZqR7ZdXEczA=w408-h306-k-no</text:a></text:p>
          </table:table-cell>
          <table:table-cell table:style-name="ce1" office:value-type="string" calcext:value-type="string">
            <text:p>7 Sillas, en Ponferrada, va dejando una impresión positiva entre quienes lo descubren. De viaje a a coruña paramos a hacer un descanso y ver el bonito centro de ponferrada y descubrimos este maravilloso restaurante donde sirven un menú de mucha calidad de lunes a viernes. el fin de semana también tienen menú algo más caro. la calidad precio es espectacular. repetiremos y el personal del restaurante muy amable y ágil.</text:p>
          </table:table-cell>
          <table:table-cell table:style-name="Default" table:number-columns-repeated="16371"/>
        </table:table-row>
        <table:table-row table:style-name="ro1">
          <table:table-cell table:style-name="ce1" office:value-type="string" calcext:value-type="string">
            <text:p>Ágora</text:p>
          </table:table-cell>
          <table:table-cell table:style-name="ce1" office:value-type="string" calcext:value-type="string">
            <text:p>Restaurante</text:p>
          </table:table-cell>
          <table:table-cell table:style-name="ce1" office:value-type="string" calcext:value-type="string">
            <text:p>4,4</text:p>
          </table:table-cell>
          <table:table-cell table:style-name="ce1" office:value-type="string" calcext:value-type="string">
            <text:p>784</text:p>
          </table:table-cell>
          <table:table-cell table:style-name="ce1" office:value-type="string" calcext:value-type="string">
            <text:p>lunes, De 9:00 a 22:00; martes, De 9:00 a 22:00; miércoles, De 9:00 a 22:00; jueves, De 9:00 a 22:00; viernes, De 9:00 a 24:00; sábado, De 9:00 a 24:00; domingo, De 9:00 a 22:00</text:p>
          </table:table-cell>
          <table:table-cell table:style-name="ce1" office:value-type="string" calcext:value-type="string">
            <text:p>Parque del Temple, Av. Portugal, N° 1, 24403 Ponferrada, León</text:p>
          </table:table-cell>
          <table:table-cell table:style-name="ce1" office:value-type="string" calcext:value-type="string">
            <text:p>Ponferrada</text:p>
          </table:table-cell>
          <table:table-cell table:style-name="ce1" office:value-type="string" calcext:value-type="string">
            <text:p>León</text:p>
          </table:table-cell>
          <table:table-cell table:style-name="ce4" office:value-type="string" calcext:value-type="string">
            <text:p><text:a xlink:href="https://www.agoraponferrada.es/" xlink:type="simple">https://www.agoraponferrada.es/</text:a></text:p>
          </table:table-cell>
          <table:table-cell table:style-name="ce1" office:value-type="string" calcext:value-type="string">
            <text:p>987 41 54 05</text:p>
          </table:table-cell>
          <table:table-cell table:style-name="ce1" office:value-type="string" calcext:value-type="string">
            <text:p>&lt;iframe src="https://www.google.com/maps/embed?pb=!1m18!1m12!1m3!1d2939.4342393090965!2d-6.611570503210437!3d42.546071500000004!2m3!1f0!2f0!3f0!3m2!1i1024!2i768!4f13.1!3m3!1m2!1s0xd30ba8d85461287%3A0xdf889ee349975218!2zw4Fnb3Jh!5e0!3m2!1ses!2ses!4v1748725593466!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oTAqlPlwvSmJQvgJ91qCU8cqdTQoFuXxM8Hlmq4BdJB-itvscTBYUqXkYip9kOvASrXWx080XdudScDfvwj61rhGgbR50BytS_6oUEXubusuVdRyZt1UkFIHsdz1xVG7EkFEpm=w426-h240-k-no" xlink:type="simple">https://lh3.googleusercontent.com/gps-cs-s/AC9h4noTAqlPlwvSmJQvgJ91qCU8cqdTQoFuXxM8Hlmq4BdJB-itvscTBYUqXkYip9kOvASrXWx080XdudScDfvwj61rhGgbR50BytS_6oUEXubusuVdRyZt1UkFIHsdz1xVG7EkFEpm=w426-h240-k-no</text:a></text:p>
          </table:table-cell>
          <table:table-cell table:style-name="ce1" office:value-type="string" calcext:value-type="string">
            <text:p>Ágora, en Ponferrada, va dejando una impresión positiva entre quienes lo descubren. Tengo que decir que para mí es uno de los mejores sitios de ponferrada para desayunar y merendar, aún no hemos comido allí pero no tardaremos en probarlo. es visita obligada cada vez que voy a ponferrada, me encanta ir a desayunar ,….</text:p>
          </table:table-cell>
          <table:table-cell table:style-name="Default" table:number-columns-repeated="16371"/>
        </table:table-row>
        <table:table-row table:style-name="ro1">
          <table:table-cell table:style-name="ce1" office:value-type="string" calcext:value-type="string">
            <text:p>Bar restaurante La Estrella</text:p>
          </table:table-cell>
          <table:table-cell table:style-name="ce1" office:value-type="string" calcext:value-type="string">
            <text:p>Bar restaurante</text:p>
          </table:table-cell>
          <table:table-cell table:style-name="ce1" office:value-type="string" calcext:value-type="string">
            <text:p>4,3</text:p>
          </table:table-cell>
          <table:table-cell table:style-name="ce1" office:value-type="string" calcext:value-type="string">
            <text:p>81</text:p>
          </table:table-cell>
          <table:table-cell table:style-name="ce1" office:value-type="string" calcext:value-type="string">
            <text:p>lunes, De 7:00 a 16:00; martes, De 7:00 a 16:00; miércoles, De 7:00 a 16:00; jueves, De 7:00 a 16:00; viernes, De 7:00 a 16:00, De 19:30 a 23:00; sábado, De 10:00 a 16:00, De 19:30 a 23:00; domingo, Cerrado</text:p>
          </table:table-cell>
          <table:table-cell table:style-name="ce1" office:value-type="string" calcext:value-type="string">
            <text:p>C. el Medio, 112, 24416 Santo Tomás de las Ollas, León</text:p>
          </table:table-cell>
          <table:table-cell table:style-name="ce1" office:value-type="string" calcext:value-type="string">
            <text:p>Santo Tomás de las Ollas</text:p>
          </table:table-cell>
          <table:table-cell table:style-name="ce1" office:value-type="string" calcext:value-type="string">
            <text:p>León</text:p>
          </table:table-cell>
          <table:table-cell table:style-name="ce1"/>
          <table:table-cell table:style-name="ce1" office:value-type="string" calcext:value-type="string">
            <text:p>887 88 03 27</text:p>
          </table:table-cell>
          <table:table-cell table:style-name="ce1" office:value-type="string" calcext:value-type="string">
            <text:p>&lt;iframe src="https://www.google.com/maps/embed?pb=!1m18!1m12!1m3!1d2938.8984239348206!2d-6.58281250321045!3d42.5574497!2m3!1f0!2f0!3f0!3m2!1i1024!2i768!4f13.1!3m3!1m2!1s0xd30bbeecebdbbcb%3A0x764e728661d561f3!2sBar%20restaurante%20La%20Estrella!5e0!3m2!1ses!2ses!4v1748726164503!5m2!1ses!2ses" width="600" height="450" style="border:0;" allowfullscreen="" loading="lazy" referrerpolicy="no-referrer-when-downgrade"&gt;&lt;/iframe&gt;</text:p>
          </table:table-cell>
          <table:table-cell table:style-name="ce4" office:value-type="string" calcext:value-type="string">
            <text:p><text:a xlink:href="https://lh3.googleusercontent.com/p/AF1QipNgKqNOYsne8igd03cyMK9V_XpBEo2-GA1rsVuB=w426-h240-k-no" xlink:type="simple">https://lh3.googleusercontent.com/p/AF1QipNgKqNOYsne8igd03cyMK9V_XpBEo2-GA1rsVuB=w426-h240-k-no</text:a></text:p>
          </table:table-cell>
          <table:table-cell table:style-name="ce1" office:value-type="string" calcext:value-type="string">
            <text:p>Bar restaurante La Estrella ofrece en Santo Tomás de las Ollas una propuesta bien recibida, según se desprende de las opiniones. Buen lugar para parar a comer un menú del día. Es el típico restaurante de polígono donde van a comer los trabajadores con servicio amable y profesional. La comida estaba buena, los segundos platos muy ricos, el salmorejo en mi opinión demasiado líquido, pero es la única pega que le pongo.</text:p>
          </table:table-cell>
          <table:table-cell table:style-name="Default" table:number-columns-repeated="16371"/>
        </table:table-row>
        <table:table-row table:style-name="ro1">
          <table:table-cell table:style-name="ce2" office:value-type="string" calcext:value-type="string">
            <text:p>Eh Voilà! Río Shopping</text:p>
          </table:table-cell>
          <table:table-cell table:style-name="ce1" office:value-type="string" calcext:value-type="string">
            <text:p>Crepería</text:p>
          </table:table-cell>
          <table:table-cell table:style-name="ce1" office:value-type="string" calcext:value-type="string">
            <text:p>4,5</text:p>
          </table:table-cell>
          <table:table-cell table:style-name="ce1" office:value-type="string" calcext:value-type="string">
            <text:p>2.771</text:p>
          </table:table-cell>
          <table:table-cell table:style-name="ce1" office:value-type="string" calcext:value-type="string">
            <text:p>lunes, De 12:00 a 23:00; martes, De 12:00 a 23:00; miércoles, De 12:00 a 23:00; jueves, De 12:00 a 23:00; viernes, De 12:00 a 24:00; sábado, De 12:00 a 24:00; domingo, De 12:00 a 23:00</text:p>
          </table:table-cell>
          <table:table-cell table:style-name="ce1" office:value-type="string" calcext:value-type="string">
            <text:p>C. Me Falta un Tornillo, 3, 47195 Arroyo de la Encomienda, Valladolid</text:p>
          </table:table-cell>
          <table:table-cell table:style-name="ce1" office:value-type="string" calcext:value-type="string">
            <text:p>Arroyo de la Encomienda</text:p>
          </table:table-cell>
          <table:table-cell table:style-name="ce1" office:value-type="string" calcext:value-type="string">
            <text:p>Valladolid</text:p>
          </table:table-cell>
          <table:table-cell table:style-name="ce4" office:value-type="string" calcext:value-type="string">
            <text:p><text:a xlink:href="http://ehvoilaexpress.es/" xlink:type="simple">http://ehvoilaexpress.es/</text:a></text:p>
          </table:table-cell>
          <table:table-cell table:style-name="ce1" office:value-type="string" calcext:value-type="string">
            <text:p>983 32 63 42</text:p>
          </table:table-cell>
          <table:table-cell table:style-name="ce1" office:value-type="string" calcext:value-type="string">
            <text:p>&lt;iframe src="https://www.google.com/maps/embed?pb=!1m18!1m12!1m3!1d2982.2188516255515!2d-4.791513603210449!3d41.62940070000001!2m3!1f0!2f0!3f0!3m2!1i1024!2i768!4f13.1!3m3!1m2!1s0xd476db58b222fa5%3A0x7f1bc1c68df449e!2sEh%20Voil%C3%A0*21%20R%C3%ADo%20Shopping!5e0!3m2!1ses!2ses!4v1748726198954!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pfUyQULDXwxwUZ5oR3qOpoBVBHGnF8PUa2voIii0p6lXeckitX7FW_grL2CkkLSP48-QZPWEj0okWgFP8B3Noq-XguiGs3oIaaCDJnP7uXW-Ax0KlrR5pEc2MX3Hvoabg0d2U=w408-h306-k-no" xlink:type="simple">https://lh3.googleusercontent.com/gps-cs-s/AC9h4npfUyQULDXwxwUZ5oR3qOpoBVBHGnF8PUa2voIii0p6lXeckitX7FW_grL2CkkLSP48-QZPWEj0okWgFP8B3Noq-XguiGs3oIaaCDJnP7uXW-Ax0KlrR5pEc2MX3Hvoabg0d2U=w408-h306-k-no</text:a></text:p>
          </table:table-cell>
          <table:table-cell table:style-name="ce1" office:value-type="string" calcext:value-type="string">
            <text:p>En Arroyo de la Encomienda, Eh Voilà! Río Shopping destaca por ofrecer una experiencia diferente. Comida deliciosa, preparada con mucho cuidado. Además, trato excelente☺️. son expertos en <text:s/>platos para celiacos.….</text:p>
          </table:table-cell>
          <table:table-cell table:style-name="Default" table:number-columns-repeated="16371"/>
        </table:table-row>
        <table:table-row table:style-name="ro1">
          <table:table-cell table:style-name="ce1" office:value-type="string" calcext:value-type="string">
            <text:p>Ferretti Gelato e Café</text:p>
          </table:table-cell>
          <table:table-cell table:style-name="ce1" office:value-type="string" calcext:value-type="string">
            <text:p>Heladería</text:p>
          </table:table-cell>
          <table:table-cell table:style-name="ce1" office:value-type="string" calcext:value-type="string">
            <text:p>3,6</text:p>
          </table:table-cell>
          <table:table-cell table:style-name="ce1" office:value-type="string" calcext:value-type="string">
            <text:p>381</text:p>
          </table:table-cell>
          <table:table-cell table:style-name="ce1" office:value-type="string" calcext:value-type="string">
            <text:p>lunes, De 10:00 a 23:00; martes, De 10:00 a 23:00; miércoles, De 10:00 a 23:00; jueves, De 10:00 a 23:00; viernes, De 10:00 a 23:00; sábado, De 10:00 a 23:00; domingo, De 12:00 a 23:00</text:p>
          </table:table-cell>
          <table:table-cell table:style-name="ce1" office:value-type="string" calcext:value-type="string">
            <text:p>C. Me Falta un Tornillo, 3, 47195 Arroyo de la Encomienda, Valladolid</text:p>
          </table:table-cell>
          <table:table-cell table:style-name="ce1" office:value-type="string" calcext:value-type="string">
            <text:p>Arroyo de la Encomienda</text:p>
          </table:table-cell>
          <table:table-cell table:style-name="ce1" office:value-type="string" calcext:value-type="string">
            <text:p>Valladolid</text:p>
          </table:table-cell>
          <table:table-cell table:style-name="ce4" office:value-type="string" calcext:value-type="string">
            <text:p><text:a xlink:href="http://www.grupomoga.com/es/ferreti-rio-shopping-r8" xlink:type="simple">http://www.grupomoga.com/es/ferreti-rio-shopping-r8</text:a></text:p>
          </table:table-cell>
          <table:table-cell table:style-name="ce1" office:value-type="string" calcext:value-type="string">
            <text:p>983 32 63 72</text:p>
          </table:table-cell>
          <table:table-cell table:style-name="ce1" office:value-type="string" calcext:value-type="string">
            <text:p>&lt;iframe src="https://www.google.com/maps/embed?pb=!1m18!1m12!1m3!1d2982.2890401588093!2d-4.791726103210449!3d41.6278834!2m3!1f0!2f0!3f0!3m2!1i1024!2i768!4f13.1!3m3!1m2!1s0xd476db669b867cb%3A0x933c378cf5186474!2sFerretti%20Gelato%20e%20Caf%C3%A9!5e0!3m2!1ses!2ses!4v1748727994004!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pUr8dpZdCf58vBMX9ZIIVXq70cjRxt9nQcWK5Jl8JI0AYZ0PajAivYqbJSa7NBuzEor-Y7rIY6CxxU74M5U9hLf-Lz9aD3oeDcEsAw88OiqWQpCfqKsn1V61j35Ih77tRuJzk1vw=w408-h306-k-no" xlink:type="simple">https://lh3.googleusercontent.com/gps-cs-s/AC9h4npUr8dpZdCf58vBMX9ZIIVXq70cjRxt9nQcWK5Jl8JI0AYZ0PajAivYqbJSa7NBuzEor-Y7rIY6CxxU74M5U9hLf-Lz9aD3oeDcEsAw88OiqWQpCfqKsn1V61j35Ih77tRuJzk1vw=w408-h306-k-no</text:a></text:p>
          </table:table-cell>
          <table:table-cell table:style-name="ce1" office:value-type="string" calcext:value-type="string">
            <text:p>Muchos visitantes coinciden en que Ferretti Gelato e Café, en Arroyo de la Encomienda, merece una parada por varios motivos. Buenas tardes. El sábado 15 de marzo he llegado con mi familia a comernos un helado y mi pareja es celíaca he preguntado si tenían helados sin gluten me han comentado que si, después de pedir un helado al niño he observado que usaban el mismo porta para todos los helados, al decírselo a la dependienta ( chica joven con el pelo rojo) ( solo para que sepan quién es)me ha tratado bastante mal y después de intentar explicar <text:s/>lo que es la contaminación cruzada me ha terminado diciendo que la estoy haciendo perder el tiempo. No son formas de tratar a ningún cliente y de tratara personas que tienen una enfermedad como es la celiaquia que no es una moda.</text:p>
          </table:table-cell>
          <table:table-cell table:style-name="Default" table:number-columns-repeated="16371"/>
        </table:table-row>
        <table:table-row table:style-name="ro1">
          <table:table-cell table:style-name="ce1" office:value-type="string" calcext:value-type="string">
            <text:p>Bar Marsani crepería</text:p>
          </table:table-cell>
          <table:table-cell table:style-name="ce1" office:value-type="string" calcext:value-type="string">
            <text:p>Cafetería</text:p>
          </table:table-cell>
          <table:table-cell table:style-name="ce1" office:value-type="string" calcext:value-type="string">
            <text:p>4,2</text:p>
          </table:table-cell>
          <table:table-cell table:style-name="ce1" office:value-type="string" calcext:value-type="string">
            <text:p>86</text:p>
          </table:table-cell>
          <table:table-cell table:style-name="ce1" office:value-type="string" calcext:value-type="string">
            <text:p>lunes, De 6:30 a 15:00; martes, De 6:30 a 15:00; miércoles, De 6:30 a 15:00; jueves, De 6:30 a 15:00; viernes, De 6:30 a 15:00; sábado, De 8:30 a 15:00; domingo, De 8:30 a 15:00</text:p>
          </table:table-cell>
          <table:table-cell table:style-name="ce1" office:value-type="string" calcext:value-type="string">
            <text:p>C. Mirabel, 68, 47010 Valladolid</text:p>
          </table:table-cell>
          <table:table-cell table:number-columns-repeated="2" table:style-name="ce1" office:value-type="string" calcext:value-type="string">
            <text:p>Valladolid</text:p>
          </table:table-cell>
          <table:table-cell table:style-name="ce1"/>
          <table:table-cell table:style-name="ce1" office:value-type="string" calcext:value-type="string">
            <text:p>625 22 66 53</text:p>
          </table:table-cell>
          <table:table-cell table:style-name="ce1" office:value-type="string" calcext:value-type="string">
            <text:p>&lt;iframe src="https://www.google.com/maps/embed?pb=!1m18!1m12!1m3!1d2980.6169089980153!2d-4.727777003210449!3d41.66401840000001!2m3!1f0!2f0!3f0!3m2!1i1024!2i768!4f13.1!3m3!1m2!1s0xd470d55f91c7d39%3A0x65f496d15b6eed04!2sBar%20Marsani%20creper%C3%ADa!5e0!3m2!1ses!2ses!4v1748727956504!5m2!1ses!2ses" width="600" height="450" style="border:0;" allowfullscreen="" loading="lazy" referrerpolicy="no-referrer-when-downgrade"&gt;&lt;/iframe&gt;</text:p>
          </table:table-cell>
          <table:table-cell table:style-name="ce4" office:value-type="string" calcext:value-type="string">
            <text:p><text:a xlink:href="https://lh3.googleusercontent.com/gps-cs-s/AC9h4nquOTivqMXn7kUJC7L7zAyjVkUgjZQbrPJyxoTYWMVovF4kd0beBJzsQiJuAogKy6rEiKQu_YYDe30xJ4Ik23oQGN3mo2pHEEXOAZucpqFbDiN8rAYZFARy-JqIfGHAVxoFpV3loQ=w408-h384-k-no" xlink:type="simple">https://lh3.googleusercontent.com/gps-cs-s/AC9h4nquOTivqMXn7kUJC7L7zAyjVkUgjZQbrPJyxoTYWMVovF4kd0beBJzsQiJuAogKy6rEiKQu_YYDe30xJ4Ik23oQGN3mo2pHEEXOAZucpqFbDiN8rAYZFARy-JqIfGHAVxoFpV3loQ=w408-h384-k-no</text:a></text:p>
          </table:table-cell>
          <table:table-cell table:style-name="ce1" office:value-type="string" calcext:value-type="string">
            <text:p>Bar Marsani crepería, en Valladolid, va dejando una impresión positiva entre quienes lo descubren. Local amplio en su interior, especialidad en desayunos y meriendas. trato agradable, precio normal, tapa no elaborada.</text:p>
          </table:table-cell>
          <table:table-cell table:style-name="Default" table:number-columns-repeated="16371"/>
        </table:table-row>
        <table:table-row table:style-name="ro2">
          <table:table-cell table:style-name="ce3"/>
          <table:table-cell table:number-columns-repeated="12"/>
          <table:table-cell table:style-name="Default" table:number-columns-repeated="16371"/>
        </table:table-row>
        <table:table-row table:style-name="ro1" table:number-rows-repeated="1048351">
          <table:table-cell table:number-columns-repeated="13"/>
          <table:table-cell table:style-name="Default" table:number-columns-repeated="16371"/>
        </table:table-row>
        <table:table-row table:style-name="ro3" table:number-rows-repeated="209">
          <table:table-cell table:number-columns-repeated="13"/>
          <table:table-cell table:style-name="Default" table:number-columns-repeated="16371"/>
        </table:table-row>
        <table:table-row table:style-name="ro3">
          <table:table-cell table:number-columns-repeated="13"/>
          <table:table-cell table:style-name="Default" table:number-columns-repeated="1637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ca"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ime-style>
    <number:time-style style:name="N122">
      <number:hours/>
      <number:text>:</number:text>
      <number:minutes number:style="long"/>
      <number:text>:</number:text>
      <number:seconds number:style="long"/>
    </number:time-style>
    <number:date-style style:name="N123">
      <number:day number:style="long"/>
      <number:text>/</number:text>
      <number:month number:style="long"/>
      <number:text>/</number:text>
      <number:year number:style="long"/>
      <number:text> </number:text>
      <number:hours/>
      <number:text>:</number:text>
      <number:minutes number:style="long"/>
    </number:dat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draw:marker draw:name="Puntas_20_de_20_flecha_20_1" draw:display-name="Puntas de flecha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5T15:46:10</meta:creation-date>
    <dc:language>ca-ES</dc:language>
    <dc:date>2025-11-16T17:53:42.653572806</dc:date>
    <meta:editing-cycles>10</meta:editing-cycles>
    <meta:editing-duration>PT18M36S</meta:editing-duration>
    <meta:generator>LibreOffice/25.8.2.2$Linux_X86_64 LibreOffice_project/d401f2107ccab8f924a8e2df40f573aab7605b6f</meta:generator>
    <meta:document-statistic meta:table-count="1" meta:cell-count="174" meta:object-count="0"/>
    <meta:user-defined meta:name="AppVersion">15.0000</meta:user-defined>
  </office:meta>
</office:document-meta>
</file>